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ato Black" svg:font-family="'Lato Black'" style:font-pitch="variable"/>
    <style:font-face style:name="Liberation Sans" svg:font-family="'Liberation Sans'" style:font-pitch="variable"/>
    <style:font-face style:name="AR PL SungtiL GB" svg:font-family="'AR PL SungtiL GB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9.5cm" draw:shadow-opacity="10%"/>
    </style:style>
    <style:style style:name="gr2" style:family="graphic" style:parent-style-name="standard">
      <style:graphic-properties draw:textarea-horizontal-align="justify" draw:textarea-vertical-align="middle" draw:auto-grow-height="false" fo:min-height="1.228cm" fo:min-width="0.914cm"/>
    </style:style>
    <style:style style:name="gr3" style:family="graphic" style:parent-style-name="standard">
      <style:graphic-properties draw:stroke="none" svg:stroke-color="#000000" draw:fill="none" draw:fill-color="#ffffff" fo:min-height="2.049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4.9cm" draw:shadow-opacity="10%"/>
    </style:style>
    <style:style style:name="gr7" style:family="graphic" style:parent-style-name="objectwithoutfill">
      <style:graphic-properties svg:stroke-width="0.08cm" draw:marker-start-width="0.325cm" draw:marker-end-width="0.325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228cm" fo:min-width="0.927cm"/>
    </style:style>
    <style:style style:name="gr1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4.1cm" draw:shadow-opacity="10%"/>
    </style:style>
    <style:style style:name="gr14" style:family="graphic" style:parent-style-name="standard">
      <style:graphic-properties draw:stroke="none" draw:fill="none" fo:min-height="0.716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0.716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0.716cm"/>
      <style:paragraph-properties style:writing-mode="lr-tb"/>
    </style:style>
    <style:style style:name="gr17" style:family="graphic" style:parent-style-name="standard">
      <style:graphic-properties draw:stroke="none" draw:fill="none" fo:min-height="0.514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0.75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.45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65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0.71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9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96cm"/>
      <style:paragraph-properties style:writing-mode="lr-tb"/>
    </style:style>
    <style:style style:name="gr26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2.4cm" draw:shadow-opacity="10%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9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30" style:family="graphic" style:parent-style-name="standard">
      <style:graphic-properties draw:stroke="none" draw:fill="none" fo:min-height="1.971cm"/>
      <style:paragraph-properties style:writing-mode="lr-tb"/>
    </style:style>
    <style:style style:name="gr31" style:family="graphic" style:parent-style-name="standard">
      <style:graphic-properties draw:stroke="none" draw:fill="none" fo:min-height="0.137cm"/>
      <style:paragraph-properties style:writing-mode="lr-tb"/>
    </style:style>
    <style:style style:name="gr32" style:family="graphic" style:parent-style-name="standard">
      <style:graphic-properties svg:stroke-color="#000000" draw:fill-color="#ffde59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="none" fo:min-height="0.865cm"/>
      <style:paragraph-properties style:writing-mode="lr-tb"/>
    </style:style>
    <style:style style:name="gr34" style:family="graphic" style:parent-style-name="standard">
      <style:graphic-properties draw:stroke="none" draw:fill="none" fo:min-height="0.313cm"/>
      <style:paragraph-properties style:writing-mode="lr-tb"/>
    </style:style>
    <style:style style:name="gr35" style:family="graphic" style:parent-style-name="standard">
      <style:graphic-properties svg:stroke-color="#000000" draw:fill-color="#ffd428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draw:fill="none" fo:min-height="0.433cm"/>
      <style:paragraph-properties style:writing-mode="lr-tb"/>
    </style:style>
    <style:style style:name="P1" style:family="paragraph">
      <loext:graphic-properties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40pt" fo:font-weight="bold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  <style:text-properties fo:text-shadow="1pt 1pt" fo:font-weight="bold" style:font-weight-asian="bold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text-shadow="1pt 1pt"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o Black" fo:text-shadow="1pt 1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margin-left="0cm" fo:margin-right="0cm" fo:text-align="start" fo:text-indent="0cm" style:writing-mode="lr-tb"/>
      <style:text-properties fo:font-size="16pt" style:font-size-asian="16pt" style:font-size-complex="16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3pt" fo:text-shadow="1pt 1pt" fo:font-weight="bold" style:font-size-asian="13pt" style:font-weight-asian="bold" style:font-size-complex="13pt" style:font-weight-complex="bold"/>
    </style:style>
    <style:style style:name="P20" style:family="paragraph">
      <loext:graphic-properties draw:fill-color="#ffde59"/>
      <style:paragraph-properties fo:text-align="center"/>
    </style:style>
    <style:style style:name="P21" style:family="paragraph">
      <loext:graphic-properties draw:fill-color="#ffd428"/>
      <style:paragraph-properties fo:text-align="center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3" style:family="text">
      <style:text-properties style:text-position="-33% 58%" fo:font-size="15pt" fo:text-shadow="1pt 1pt" fo:font-weight="bold" style:font-size-asian="15pt" style:font-weight-asian="bold" style:font-size-complex="15pt" style:font-weight-complex="bold"/>
    </style:style>
    <style:style style:name="T4" style:family="text">
      <style:text-properties fo:font-size="11pt" fo:text-shadow="1pt 1pt" fo:font-weight="bold" style:font-size-asian="11pt" style:font-weight-asian="bold" style:font-size-complex="11pt" style:font-weight-complex="bold"/>
    </style:style>
    <style:style style:name="T5" style:family="text">
      <style:text-properties style:font-name="Lato Black" fo:font-size="14pt" fo:text-shadow="1pt 1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Liberation Serif" fo:font-size="9pt" style:font-name-asian="Liberation Serif" style:font-size-asian="9pt" style:font-name-complex="Liberation Serif" style:font-size-complex="9pt"/>
    </style:style>
    <style:style style:name="T9" style:family="text">
      <style:text-properties style:font-name="Liberation Sans1" fo:font-size="9pt" style:font-name-asian="Liberation Serif" style:font-size-asian="9pt" style:font-name-complex="Liberation Serif" style:font-size-complex="9pt"/>
    </style:style>
    <style:style style:name="T10" style:family="text">
      <style:text-properties style:text-position="0% 100%" fo:font-size="11pt" fo:text-shadow="1pt 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4cm" svg:x="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cm" svg:height="2.09cm" svg:x="4.341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98cm" svg:height="2.299cm" draw:transform="rotate (-0.0012217304763962) translate (4.343cm 9.995cm)">
          <draw:text-box>
            <text:p text:style-name="P3"><text:span text:style-name="T1">+</text:span></text:p>
            <text:p text:style-name="P3"><text:span text:style-name="T1">-</text:span></text:p>
          </draw:text-box>
        </draw:frame>
        <draw:connector draw:style-name="gr4" draw:text-style-name="P5" xml:id="id2" draw:id="id2" draw:layer="layout" draw:type="line" svg:x1="5.341cm" svg:y1="10.005cm" svg:x2="5.33cm" svg:y2="8.004cm" draw:start-shape="id1" draw:start-glue-point="4" svg:d="M5341 10005l-11-2001" svg:viewBox="0 0 12 2002">
          <text:p/>
        </draw:connector>
        <draw:connector draw:style-name="gr5" draw:text-style-name="P6" draw:layer="layout" draw:type="line" svg:x1="5.33cm" svg:y1="8.004cm" svg:x2="6.959cm" svg:y2="8.006cm" draw:start-shape="id2" draw:start-glue-point="3" draw:end-shape="id3" draw:end-glue-point="2" svg:d="M5330 8004l1629 2" svg:viewBox="0 0 1630 3">
          <text:p/>
        </draw:connector>
        <draw:custom-shape draw:style-name="gr6" draw:text-style-name="P1" draw:layer="layout" svg:width="5.4cm" svg:height="14cm" svg:x="3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gr7" draw:text-style-name="P6" xml:id="id3" draw:id="id3" draw:layer="layout" draw:type="line" svg:x1="6.959cm" svg:y1="8.006cm" svg:x2="7.051cm" svg:y2="7.595cm" svg:d="M6959 8006l92-411" svg:viewBox="0 0 93 412">
            <text:p/>
          </draw:connector>
          <draw:connector draw:style-name="gr7" draw:text-style-name="P6" xml:id="id4" draw:id="id4" draw:layer="layout" draw:type="line" svg:x1="7.051cm" svg:y1="7.595cm" svg:x2="7.276cm" svg:y2="8.403cm" draw:start-shape="id3" draw:start-glue-point="3" svg:d="M7051 7595l225 808" svg:viewBox="0 0 226 809">
            <text:p/>
          </draw:connector>
          <draw:connector draw:style-name="gr7" draw:text-style-name="P6" draw:layer="layout" draw:type="line" svg:x1="7.276cm" svg:y1="8.403cm" svg:x2="7.483cm" svg:y2="7.601cm" draw:start-shape="id4" draw:start-glue-point="3" svg:d="M7276 8403l207-802" svg:viewBox="0 0 208 803">
            <text:p/>
          </draw:connector>
          <draw:connector draw:style-name="gr7" draw:text-style-name="P6" xml:id="id5" draw:id="id5" draw:layer="layout" draw:type="line" svg:x1="7.483cm" svg:y1="7.601cm" svg:x2="7.69cm" svg:y2="8.396cm" svg:d="M7483 7601l207 795" svg:viewBox="0 0 208 796">
            <text:p/>
          </draw:connector>
          <draw:connector draw:style-name="gr7" draw:text-style-name="P6" xml:id="id6" draw:id="id6" draw:layer="layout" draw:type="line" svg:x1="7.69cm" svg:y1="8.396cm" svg:x2="7.892cm" svg:y2="7.606cm" draw:start-shape="id5" draw:start-glue-point="3" svg:d="M7690 8396l202-790" svg:viewBox="0 0 203 791">
            <text:p/>
          </draw:connector>
          <draw:connector draw:style-name="gr7" draw:text-style-name="P6" xml:id="id7" draw:id="id7" draw:layer="layout" draw:type="line" svg:x1="7.892cm" svg:y1="7.606cm" svg:x2="8.076cm" svg:y2="8.401cm" draw:start-shape="id6" draw:start-glue-point="3" svg:d="M7892 7606l184 795" svg:viewBox="0 0 185 796">
            <text:p/>
          </draw:connector>
          <draw:connector draw:style-name="gr7" draw:text-style-name="P6" xml:id="id8" draw:id="id8" draw:layer="layout" draw:type="line" svg:x1="8.076cm" svg:y1="8.401cm" svg:x2="8.241cm" svg:y2="7.998cm" draw:start-shape="id7" draw:start-glue-point="3" svg:d="M8076 8401l165-403" svg:viewBox="0 0 166 404">
            <text:p/>
          </draw:connector>
        </draw:g>
        <draw:g xml:id="id9" draw:id="id9">
          <draw:line draw:style-name="gr8" draw:text-style-name="P5" draw:layer="layout" svg:x1="9.9cm" svg:y1="8.003cm" svg:x2="10.365cm" svg:y2="7.999cm">
            <text:p/>
          </draw:line>
          <draw:line draw:style-name="gr8" draw:text-style-name="P5" draw:layer="layout" svg:x1="10.374cm" svg:y1="8.6cm" svg:x2="10.364cm" svg:y2="7.401cm">
            <text:p/>
          </draw:line>
          <draw:line draw:style-name="gr8" draw:text-style-name="P5" draw:layer="layout" svg:x1="10.842cm" svg:y1="8.595cm" svg:x2="10.832cm" svg:y2="7.396cm">
            <text:p/>
          </draw:line>
          <draw:line draw:style-name="gr8" draw:text-style-name="P5" draw:layer="layout" svg:x1="10.835cm" svg:y1="7.995cm" svg:x2="11.3cm" svg:y2="7.991cm">
            <text:p/>
          </draw:line>
        </draw:g>
        <draw:connector draw:style-name="gr5" draw:text-style-name="P5" draw:layer="layout" draw:type="line" svg:x1="8.241cm" svg:y1="7.998cm" svg:x2="9.9cm" svg:y2="7.998cm" draw:start-shape="id8" draw:start-glue-point="3" draw:end-shape="id9" draw:end-glue-point="3" svg:d="M8241 7998h1659" svg:viewBox="0 0 1660 1">
          <text:p/>
        </draw:connector>
        <draw:connector draw:style-name="gr5" draw:text-style-name="P5" xml:id="id10" draw:id="id10" draw:layer="layout" draw:type="line" svg:x1="11.3cm" svg:y1="7.998cm" svg:x2="12.361cm" svg:y2="7.992cm" draw:start-shape="id9" draw:start-glue-point="1" svg:d="M11300 7998l1061-6" svg:viewBox="0 0 1062 7">
          <text:p/>
        </draw:connector>
        <draw:connector draw:style-name="gr5" draw:text-style-name="P5" draw:layer="layout" draw:type="line" svg:x1="12.361cm" svg:y1="7.992cm" svg:x2="12.345cm" svg:y2="5.295cm" draw:start-shape="id10" draw:start-glue-point="3" draw:end-shape="id11" draw:end-glue-point="2" svg:d="M12361 7992l-16-2697" svg:viewBox="0 0 17 2698">
          <text:p/>
        </draw:connector>
        <draw:g xml:id="id11" draw:id="id11">
          <draw:connector draw:style-name="gr7" draw:text-style-name="P6" xml:id="id12" draw:id="id12" draw:layer="layout" draw:type="line" svg:x1="12.351cm" svg:y1="5.295cm" svg:x2="11.941cm" svg:y2="5.203cm" svg:d="M12351 5295l-410-92" svg:viewBox="0 0 411 93">
            <text:p/>
          </draw:connector>
          <draw:connector draw:style-name="gr7" draw:text-style-name="P6" xml:id="id13" draw:id="id13" draw:layer="layout" draw:type="line" svg:x1="11.941cm" svg:y1="5.203cm" svg:x2="12.749cm" svg:y2="4.978cm" draw:start-shape="id12" draw:start-glue-point="3" svg:d="M11941 5203l808-225" svg:viewBox="0 0 809 226">
            <text:p/>
          </draw:connector>
          <draw:connector draw:style-name="gr7" draw:text-style-name="P6" draw:layer="layout" draw:type="line" svg:x1="12.749cm" svg:y1="4.978cm" svg:x2="11.947cm" svg:y2="4.771cm" draw:start-shape="id13" draw:start-glue-point="3" svg:d="M12749 4978l-802-207" svg:viewBox="0 0 803 208">
            <text:p/>
          </draw:connector>
          <draw:connector draw:style-name="gr7" draw:text-style-name="P6" xml:id="id14" draw:id="id14" draw:layer="layout" draw:type="line" svg:x1="11.947cm" svg:y1="4.771cm" svg:x2="12.742cm" svg:y2="4.564cm" svg:d="M11947 4771l795-207" svg:viewBox="0 0 796 208">
            <text:p/>
          </draw:connector>
          <draw:connector draw:style-name="gr7" draw:text-style-name="P6" xml:id="id15" draw:id="id15" draw:layer="layout" draw:type="line" svg:x1="12.742cm" svg:y1="4.564cm" svg:x2="11.952cm" svg:y2="4.362cm" draw:start-shape="id14" draw:start-glue-point="3" svg:d="M12742 4564l-790-202" svg:viewBox="0 0 791 203">
            <text:p/>
          </draw:connector>
          <draw:connector draw:style-name="gr7" draw:text-style-name="P6" xml:id="id16" draw:id="id16" draw:layer="layout" draw:type="line" svg:x1="11.952cm" svg:y1="4.362cm" svg:x2="12.747cm" svg:y2="4.178cm" draw:start-shape="id15" draw:start-glue-point="3" svg:d="M11952 4362l795-184" svg:viewBox="0 0 796 185">
            <text:p/>
          </draw:connector>
          <draw:connector draw:style-name="gr7" draw:text-style-name="P6" draw:layer="layout" draw:type="line" svg:x1="12.747cm" svg:y1="4.178cm" svg:x2="12.345cm" svg:y2="4.013cm" draw:start-shape="id16" draw:start-glue-point="3" svg:d="M12747 4178l-402-165" svg:viewBox="0 0 403 166">
            <text:p/>
          </draw:connector>
        </draw:g>
        <draw:g xml:id="id22" draw:id="id22">
          <draw:connector draw:style-name="gr7" draw:text-style-name="P6" xml:id="id17" draw:id="id17" draw:layer="layout" draw:type="line" svg:x1="12.343cm" svg:y1="11.795cm" svg:x2="11.933cm" svg:y2="11.703cm" svg:d="M12343 11795l-410-92" svg:viewBox="0 0 411 93">
            <text:p/>
          </draw:connector>
          <draw:connector draw:style-name="gr7" draw:text-style-name="P6" xml:id="id18" draw:id="id18" draw:layer="layout" draw:type="line" svg:x1="11.933cm" svg:y1="11.703cm" svg:x2="12.741cm" svg:y2="11.478cm" draw:start-shape="id17" draw:start-glue-point="3" svg:d="M11933 11703l808-225" svg:viewBox="0 0 809 226">
            <text:p/>
          </draw:connector>
          <draw:connector draw:style-name="gr7" draw:text-style-name="P6" draw:layer="layout" draw:type="line" svg:x1="12.741cm" svg:y1="11.478cm" svg:x2="11.939cm" svg:y2="11.271cm" draw:start-shape="id18" draw:start-glue-point="3" svg:d="M12741 11478l-802-207" svg:viewBox="0 0 803 208">
            <text:p/>
          </draw:connector>
          <draw:connector draw:style-name="gr7" draw:text-style-name="P6" xml:id="id19" draw:id="id19" draw:layer="layout" draw:type="line" svg:x1="11.939cm" svg:y1="11.271cm" svg:x2="12.734cm" svg:y2="11.064cm" svg:d="M11939 11271l795-207" svg:viewBox="0 0 796 208">
            <text:p/>
          </draw:connector>
          <draw:connector draw:style-name="gr7" draw:text-style-name="P6" xml:id="id20" draw:id="id20" draw:layer="layout" draw:type="line" svg:x1="12.734cm" svg:y1="11.064cm" svg:x2="11.944cm" svg:y2="10.862cm" draw:start-shape="id19" draw:start-glue-point="3" svg:d="M12734 11064l-790-202" svg:viewBox="0 0 791 203">
            <text:p/>
          </draw:connector>
          <draw:connector draw:style-name="gr7" draw:text-style-name="P6" xml:id="id21" draw:id="id21" draw:layer="layout" draw:type="line" svg:x1="11.944cm" svg:y1="10.862cm" svg:x2="12.739cm" svg:y2="10.678cm" draw:start-shape="id20" draw:start-glue-point="3" svg:d="M11944 10862l795-184" svg:viewBox="0 0 796 185">
            <text:p/>
          </draw:connector>
          <draw:connector draw:style-name="gr7" draw:text-style-name="P6" draw:layer="layout" draw:type="line" svg:x1="12.739cm" svg:y1="10.678cm" svg:x2="12.337cm" svg:y2="10.513cm" draw:start-shape="id21" draw:start-glue-point="3" svg:d="M12739 10678l-402-165" svg:viewBox="0 0 403 166">
            <text:p/>
          </draw:connector>
        </draw:g>
        <draw:connector draw:style-name="gr5" draw:text-style-name="P5" draw:layer="layout" draw:type="line" svg:x1="12.337cm" svg:y1="10.513cm" svg:x2="12.356cm" svg:y2="7.991cm" draw:start-shape="id22" draw:start-glue-point="0" svg:d="M12337 10513l19-2522" svg:viewBox="0 0 20 2523">
          <text:p/>
        </draw:connector>
        <draw:connector draw:style-name="gr5" draw:text-style-name="P5" draw:layer="layout" draw:type="line" svg:x1="12.345cm" svg:y1="4.013cm" svg:x2="12.327cm" svg:y2="2.51cm" draw:start-shape="id11" draw:start-glue-point="0" svg:d="M12345 4013l-18-1503" svg:viewBox="0 0 19 1504">
          <text:p/>
        </draw:connector>
        <draw:connector draw:style-name="gr5" draw:text-style-name="P5" draw:layer="layout" draw:type="line" svg:x1="12.358cm" svg:y1="7.993cm" svg:x2="15.041cm" svg:y2="8cm" draw:end-shape="id23" draw:end-glue-point="0" svg:d="M12358 7993l2683 7" svg:viewBox="0 0 2684 8">
          <text:p/>
        </draw:connector>
        <draw:connector draw:style-name="gr5" draw:text-style-name="P5" xml:id="id44" draw:id="id44" draw:layer="layout" draw:type="line" svg:x1="18.14cm" svg:y1="10.512cm" svg:x2="18.141cm" svg:y2="9.212cm" draw:start-shape="id24" draw:start-glue-point="0" svg:d="M18140 10512l1-1300" svg:viewBox="0 0 2 1301">
          <text:p/>
        </draw:connector>
        <draw:connector draw:style-name="gr5" draw:text-style-name="P5" xml:id="id23" draw:id="id23" draw:layer="layout" draw:type="line" svg:x1="15.05cm" svg:y1="8.638cm" svg:x2="15.032cm" svg:y2="7.363cm" svg:d="M15050 8638l-18-1275" svg:viewBox="0 0 19 1276">
          <text:p/>
        </draw:connector>
        <draw:connector draw:style-name="gr5" draw:text-style-name="P5" draw:layer="layout" draw:type="line" svg:x1="15.038cm" svg:y1="7.892cm" svg:x2="15.642cm" svg:y2="7.199cm" svg:d="M15038 7892l604-693" svg:viewBox="0 0 605 694">
          <text:p/>
        </draw:connector>
        <draw:connector draw:style-name="gr5" draw:text-style-name="P5" draw:layer="layout" draw:type="line" svg:x1="15.038cm" svg:y1="8.092cm" svg:x2="15.643cm" svg:y2="8.794cm" svg:d="M15038 8092l605 702" svg:viewBox="0 0 606 703">
          <text:p/>
        </draw:connector>
        <draw:connector draw:style-name="gr5" draw:text-style-name="P5" draw:layer="layout" draw:type="line" svg:x1="15.638cm" svg:y1="7.192cm" svg:x2="15.628cm" svg:y2="5.3cm" draw:end-shape="id25" draw:end-glue-point="2" svg:d="M15638 7192l-10-1892" svg:viewBox="0 0 11 1893">
          <text:p/>
        </draw:connector>
        <draw:g xml:id="id25" draw:id="id25">
          <draw:connector draw:style-name="gr7" draw:text-style-name="P6" xml:id="id26" draw:id="id26" draw:layer="layout" draw:type="line" svg:x1="15.634cm" svg:y1="5.3cm" svg:x2="15.224cm" svg:y2="5.208cm" svg:d="M15634 5300l-410-92" svg:viewBox="0 0 411 93">
            <text:p/>
          </draw:connector>
          <draw:connector draw:style-name="gr7" draw:text-style-name="P6" xml:id="id27" draw:id="id27" draw:layer="layout" draw:type="line" svg:x1="15.224cm" svg:y1="5.208cm" svg:x2="16.032cm" svg:y2="4.983cm" draw:start-shape="id26" draw:start-glue-point="3" svg:d="M15224 5208l808-225" svg:viewBox="0 0 809 226">
            <text:p/>
          </draw:connector>
          <draw:connector draw:style-name="gr7" draw:text-style-name="P6" draw:layer="layout" draw:type="line" svg:x1="16.032cm" svg:y1="4.983cm" svg:x2="15.23cm" svg:y2="4.776cm" draw:start-shape="id27" draw:start-glue-point="3" svg:d="M16032 4983l-802-207" svg:viewBox="0 0 803 208">
            <text:p/>
          </draw:connector>
          <draw:connector draw:style-name="gr7" draw:text-style-name="P6" xml:id="id28" draw:id="id28" draw:layer="layout" draw:type="line" svg:x1="15.23cm" svg:y1="4.776cm" svg:x2="16.025cm" svg:y2="4.569cm" svg:d="M15230 4776l795-207" svg:viewBox="0 0 796 208">
            <text:p/>
          </draw:connector>
          <draw:connector draw:style-name="gr7" draw:text-style-name="P6" xml:id="id29" draw:id="id29" draw:layer="layout" draw:type="line" svg:x1="16.025cm" svg:y1="4.569cm" svg:x2="15.235cm" svg:y2="4.367cm" draw:start-shape="id28" draw:start-glue-point="3" svg:d="M16025 4569l-790-202" svg:viewBox="0 0 791 203">
            <text:p/>
          </draw:connector>
          <draw:connector draw:style-name="gr7" draw:text-style-name="P6" xml:id="id30" draw:id="id30" draw:layer="layout" draw:type="line" svg:x1="15.235cm" svg:y1="4.367cm" svg:x2="16.03cm" svg:y2="4.183cm" draw:start-shape="id29" draw:start-glue-point="3" svg:d="M15235 4367l795-184" svg:viewBox="0 0 796 185">
            <text:p/>
          </draw:connector>
          <draw:connector draw:style-name="gr7" draw:text-style-name="P6" draw:layer="layout" draw:type="line" svg:x1="16.03cm" svg:y1="4.183cm" svg:x2="15.628cm" svg:y2="4.018cm" draw:start-shape="id30" draw:start-glue-point="3" svg:d="M16030 4183l-402-165" svg:viewBox="0 0 403 166">
            <text:p/>
          </draw:connector>
        </draw:g>
        <draw:connector draw:style-name="gr5" draw:text-style-name="P5" draw:layer="layout" draw:type="line" svg:x1="15.639cm" svg:y1="6.994cm" svg:x2="20.338cm" svg:y2="7.008cm" draw:end-shape="id31" draw:end-glue-point="0" svg:d="M15639 6994l4699 14" svg:viewBox="0 0 4700 15">
          <text:p/>
        </draw:connector>
        <draw:g>
          <draw:connector draw:style-name="gr5" draw:text-style-name="P5" draw:layer="layout" draw:type="line" svg:x1="4.941cm" svg:y1="14.295cm" svg:x2="5.794cm" svg:y2="14.297cm" svg:d="M4941 14295l853 2" svg:viewBox="0 0 854 3">
            <text:p/>
          </draw:connector>
          <draw:connector draw:style-name="gr5" draw:text-style-name="P5" draw:layer="layout" draw:type="line" svg:x1="5.113cm" svg:y1="14.397cm" svg:x2="5.573cm" svg:y2="14.398cm" svg:d="M5113 14397l460 1" svg:viewBox="0 0 461 2">
            <text:p/>
          </draw:connector>
          <draw:connector draw:style-name="gr5" draw:text-style-name="P5" draw:layer="layout" draw:type="line" svg:x1="5.213cm" svg:y1="14.5cm" svg:x2="5.465cm" svg:y2="14.499cm" svg:d="M5213 14500l252-1" svg:viewBox="0 0 253 2">
            <text:p/>
          </draw:connector>
        </draw:g>
        <draw:custom-shape draw:style-name="gr9" draw:text-style-name="P7" draw:layer="layout" svg:width="0.2cm" svg:height="0.187cm" draw:transform="rotate (-2.4315927138785) translate (15.51cm 8.49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0.2cm" svg:height="0.187cm" draw:transform="rotate (2.35724168774354) translate (20.497cm 6.87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onnector draw:style-name="gr7" draw:text-style-name="P6" xml:id="id32" draw:id="id32" draw:layer="layout" draw:type="line" svg:x1="20.942cm" svg:y1="5.302cm" svg:x2="20.532cm" svg:y2="5.21cm" svg:d="M20942 5302l-410-92" svg:viewBox="0 0 411 93">
            <text:p/>
          </draw:connector>
          <draw:connector draw:style-name="gr7" draw:text-style-name="P6" xml:id="id33" draw:id="id33" draw:layer="layout" draw:type="line" svg:x1="20.532cm" svg:y1="5.21cm" svg:x2="21.34cm" svg:y2="4.985cm" draw:start-shape="id32" draw:start-glue-point="3" svg:d="M20532 5210l808-225" svg:viewBox="0 0 809 226">
            <text:p/>
          </draw:connector>
          <draw:connector draw:style-name="gr7" draw:text-style-name="P6" draw:layer="layout" draw:type="line" svg:x1="21.34cm" svg:y1="4.985cm" svg:x2="20.538cm" svg:y2="4.778cm" draw:start-shape="id33" draw:start-glue-point="3" svg:d="M21340 4985l-802-207" svg:viewBox="0 0 803 208">
            <text:p/>
          </draw:connector>
          <draw:connector draw:style-name="gr7" draw:text-style-name="P6" xml:id="id34" draw:id="id34" draw:layer="layout" draw:type="line" svg:x1="20.538cm" svg:y1="4.778cm" svg:x2="21.333cm" svg:y2="4.571cm" svg:d="M20538 4778l795-207" svg:viewBox="0 0 796 208">
            <text:p/>
          </draw:connector>
          <draw:connector draw:style-name="gr7" draw:text-style-name="P6" xml:id="id35" draw:id="id35" draw:layer="layout" draw:type="line" svg:x1="21.333cm" svg:y1="4.571cm" svg:x2="20.543cm" svg:y2="4.369cm" draw:start-shape="id34" draw:start-glue-point="3" svg:d="M21333 4571l-790-202" svg:viewBox="0 0 791 203">
            <text:p/>
          </draw:connector>
          <draw:connector draw:style-name="gr7" draw:text-style-name="P6" xml:id="id36" draw:id="id36" draw:layer="layout" draw:type="line" svg:x1="20.543cm" svg:y1="4.369cm" svg:x2="21.338cm" svg:y2="4.185cm" draw:start-shape="id35" draw:start-glue-point="3" svg:d="M20543 4369l795-184" svg:viewBox="0 0 796 185">
            <text:p/>
          </draw:connector>
          <draw:connector draw:style-name="gr7" draw:text-style-name="P6" draw:layer="layout" draw:type="line" svg:x1="21.338cm" svg:y1="4.185cm" svg:x2="20.936cm" svg:y2="4.02cm" draw:start-shape="id36" draw:start-glue-point="3" svg:d="M21338 4185l-402-165" svg:viewBox="0 0 403 166">
            <text:p/>
          </draw:connector>
        </draw:g>
        <draw:connector draw:style-name="gr5" draw:text-style-name="P5" draw:layer="layout" draw:type="line" svg:x1="20.942cm" svg:y1="6.005cm" svg:x2="22.325cm" svg:y2="6.013cm" svg:d="M20942 6005l1383 8" svg:viewBox="0 0 1384 9">
          <text:p/>
        </draw:connector>
        <draw:g xml:id="id37" draw:id="id37">
          <draw:line draw:style-name="gr8" draw:text-style-name="P5" draw:layer="layout" svg:x1="22.183cm" svg:y1="6.007cm" svg:x2="22.648cm" svg:y2="6.003cm">
            <text:p/>
          </draw:line>
          <draw:line draw:style-name="gr8" draw:text-style-name="P5" draw:layer="layout" svg:x1="22.657cm" svg:y1="6.604cm" svg:x2="22.647cm" svg:y2="5.405cm">
            <text:p/>
          </draw:line>
          <draw:line draw:style-name="gr8" draw:text-style-name="P5" draw:layer="layout" svg:x1="23.125cm" svg:y1="6.599cm" svg:x2="23.115cm" svg:y2="5.4cm">
            <text:p/>
          </draw:line>
          <draw:line draw:style-name="gr8" draw:text-style-name="P5" draw:layer="layout" svg:x1="23.118cm" svg:y1="5.999cm" svg:x2="23.583cm" svg:y2="5.995cm">
            <text:p/>
          </draw:line>
        </draw:g>
        <draw:connector draw:style-name="gr5" draw:text-style-name="P5" xml:id="id51" draw:id="id51" draw:layer="layout" draw:type="line" svg:x1="23.583cm" svg:y1="6.002cm" svg:x2="24.99cm" svg:y2="6.002cm" draw:start-shape="id37" draw:start-glue-point="1" svg:d="M23583 6002h1407" svg:viewBox="0 0 1408 1">
          <text:p/>
        </draw:connector>
        <draw:connector draw:style-name="gr5" draw:text-style-name="P5" draw:layer="layout" draw:type="line" svg:x1="15.636cm" svg:y1="10.518cm" svg:x2="15.638cm" svg:y2="8.792cm" draw:start-shape="id38" draw:start-glue-point="0" svg:d="M15636 10518l2-1726" svg:viewBox="0 0 3 1727">
          <text:p/>
        </draw:connector>
        <draw:g xml:id="id38" draw:id="id38">
          <draw:connector draw:style-name="gr7" draw:text-style-name="P6" xml:id="id39" draw:id="id39" draw:layer="layout" draw:type="line" svg:x1="15.642cm" svg:y1="11.8cm" svg:x2="15.232cm" svg:y2="11.708cm" svg:d="M15642 11800l-410-92" svg:viewBox="0 0 411 93">
            <text:p/>
          </draw:connector>
          <draw:connector draw:style-name="gr7" draw:text-style-name="P6" xml:id="id40" draw:id="id40" draw:layer="layout" draw:type="line" svg:x1="15.232cm" svg:y1="11.708cm" svg:x2="16.04cm" svg:y2="11.483cm" draw:start-shape="id39" draw:start-glue-point="3" svg:d="M15232 11708l808-225" svg:viewBox="0 0 809 226">
            <text:p/>
          </draw:connector>
          <draw:connector draw:style-name="gr7" draw:text-style-name="P6" draw:layer="layout" draw:type="line" svg:x1="16.04cm" svg:y1="11.483cm" svg:x2="15.238cm" svg:y2="11.276cm" draw:start-shape="id40" draw:start-glue-point="3" svg:d="M16040 11483l-802-207" svg:viewBox="0 0 803 208">
            <text:p/>
          </draw:connector>
          <draw:connector draw:style-name="gr7" draw:text-style-name="P6" xml:id="id41" draw:id="id41" draw:layer="layout" draw:type="line" svg:x1="15.238cm" svg:y1="11.276cm" svg:x2="16.033cm" svg:y2="11.069cm" svg:d="M15238 11276l795-207" svg:viewBox="0 0 796 208">
            <text:p/>
          </draw:connector>
          <draw:connector draw:style-name="gr7" draw:text-style-name="P6" xml:id="id42" draw:id="id42" draw:layer="layout" draw:type="line" svg:x1="16.033cm" svg:y1="11.069cm" svg:x2="15.243cm" svg:y2="10.867cm" draw:start-shape="id41" draw:start-glue-point="3" svg:d="M16033 11069l-790-202" svg:viewBox="0 0 791 203">
            <text:p/>
          </draw:connector>
          <draw:connector draw:style-name="gr7" draw:text-style-name="P6" xml:id="id43" draw:id="id43" draw:layer="layout" draw:type="line" svg:x1="15.243cm" svg:y1="10.867cm" svg:x2="16.038cm" svg:y2="10.683cm" draw:start-shape="id42" draw:start-glue-point="3" svg:d="M15243 10867l795-184" svg:viewBox="0 0 796 185">
            <text:p/>
          </draw:connector>
          <draw:connector draw:style-name="gr7" draw:text-style-name="P6" draw:layer="layout" draw:type="line" svg:x1="16.038cm" svg:y1="10.683cm" svg:x2="15.636cm" svg:y2="10.518cm" draw:start-shape="id43" draw:start-glue-point="3" svg:d="M16038 10683l-402-165" svg:viewBox="0 0 403 166">
            <text:p/>
          </draw:connector>
        </draw:g>
        <draw:connector draw:style-name="gr5" draw:text-style-name="P5" draw:layer="layout" draw:type="line" svg:x1="15.639cm" svg:y1="9.198cm" svg:x2="18.141cm" svg:y2="9.212cm" draw:end-shape="id44" draw:end-glue-point="3" svg:d="M15639 9198l2502 14" svg:viewBox="0 0 2503 15">
          <text:p/>
        </draw:connector>
        <draw:g xml:id="id24" draw:id="id24">
          <draw:line draw:style-name="gr8" draw:text-style-name="P5" draw:layer="layout" svg:x1="18.14cm" svg:y1="10.512cm" svg:x2="18.141cm" svg:y2="10.977cm">
            <text:p/>
          </draw:line>
          <draw:line draw:style-name="gr8" draw:text-style-name="P5" draw:layer="layout" svg:x1="17.54cm" svg:y1="10.983cm" svg:x2="18.739cm" svg:y2="10.98cm">
            <text:p/>
          </draw:line>
          <draw:line draw:style-name="gr8" draw:text-style-name="P5" draw:layer="layout" svg:x1="17.542cm" svg:y1="11.451cm" svg:x2="18.741cm" svg:y2="11.448cm">
            <text:p/>
          </draw:line>
          <draw:line draw:style-name="gr8" draw:text-style-name="P5" draw:layer="layout" svg:x1="18.142cm" svg:y1="11.447cm" svg:x2="18.143cm" svg:y2="11.912cm">
            <text:p/>
          </draw:line>
        </draw:g>
        <draw:connector draw:style-name="gr5" draw:text-style-name="P5" draw:layer="layout" draw:type="line" svg:x1="18.137cm" svg:y1="14cm" svg:x2="18.138cm" svg:y2="11.812cm" svg:d="M18137 14000l1-2188" svg:viewBox="0 0 2 2189">
          <text:p/>
        </draw:connector>
        <draw:connector draw:style-name="gr5" draw:text-style-name="P5" draw:layer="layout" draw:type="line" svg:x1="15.628cm" svg:y1="4.018cm" svg:x2="15.625cm" svg:y2="2.516cm" draw:start-shape="id25" draw:start-glue-point="0" svg:d="M15628 4018l-3-1502" svg:viewBox="0 0 4 1503">
          <text:p/>
        </draw:connector>
        <draw:connector draw:style-name="gr5" draw:text-style-name="P6" xml:id="id47" draw:id="id47" draw:layer="layout" draw:type="line" svg:x1="20.94cm" svg:y1="2.5cm" svg:x2="2.36cm" svg:y2="2.568cm" draw:start-shape="id45" draw:start-glue-point="3" svg:d="M20940 2500l-18580 68" svg:viewBox="0 0 18581 69">
          <text:p/>
        </draw:connector>
        <draw:custom-shape draw:style-name="gr11" draw:text-style-name="P2" xml:id="id46" draw:id="id46" draw:layer="layout" svg:width="2.017cm" svg:height="2.09cm" svg:x="1.34cm" svg:y="7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98cm" svg:height="2.299cm" draw:transform="rotate (-0.0012217304763962) translate (1.343cm 6.999cm)">
          <draw:text-box>
            <text:p text:style-name="P3"><text:span text:style-name="T1">+</text:span></text:p>
            <text:p text:style-name="P3"><text:span text:style-name="T1">-</text:span></text:p>
          </draw:text-box>
        </draw:frame>
        <draw:connector draw:style-name="gr5" draw:text-style-name="P5" draw:layer="layout" draw:type="line" svg:x1="2.349cm" svg:y1="7.01cm" svg:x2="2.36cm" svg:y2="2.568cm" draw:start-shape="id46" draw:start-glue-point="4" draw:end-shape="id47" draw:end-glue-point="3" svg:d="M2349 7010l11-4442" svg:viewBox="0 0 12 4443">
          <text:p/>
        </draw:connector>
        <draw:connector draw:style-name="gr5" draw:text-style-name="P6" xml:id="id48" draw:id="id48" draw:layer="layout" draw:type="line" svg:x1="2.333cm" svg:y1="14.016cm" svg:x2="24.99cm" svg:y2="14.004cm" svg:d="M2333 14016l22657-12" svg:viewBox="0 0 22658 13">
          <text:p/>
        </draw:connector>
        <draw:connector draw:style-name="gr5" draw:text-style-name="P5" draw:layer="layout" draw:type="line" svg:x1="2.333cm" svg:y1="14.016cm" svg:x2="2.349cm" svg:y2="9.1cm" draw:start-shape="id48" draw:start-glue-point="2" draw:end-shape="id46" draw:end-glue-point="8" svg:d="M2333 14016l16-4916" svg:viewBox="0 0 17 4917">
          <text:p/>
        </draw:connector>
        <draw:connector draw:style-name="gr5" draw:text-style-name="P5" xml:id="id31" draw:id="id31" draw:layer="layout" draw:type="line" svg:x1="20.347cm" svg:y1="7.646cm" svg:x2="20.329cm" svg:y2="6.371cm" svg:d="M20347 7646l-18-1275" svg:viewBox="0 0 19 1276">
          <text:p/>
        </draw:connector>
        <draw:connector draw:style-name="gr12" draw:text-style-name="P5" xml:id="id49" draw:id="id49" draw:layer="layout" draw:type="line" svg:x1="20.335cm" svg:y1="6.9cm" svg:x2="20.939cm" svg:y2="6.207cm" svg:d="M20335 6900l604-693" svg:viewBox="0 0 605 694">
          <text:p/>
        </draw:connector>
        <draw:connector draw:style-name="gr5" draw:text-style-name="P5" draw:layer="layout" draw:type="line" svg:x1="20.335cm" svg:y1="7.1cm" svg:x2="20.94cm" svg:y2="7.802cm" svg:d="M20335 7100l605 702" svg:viewBox="0 0 606 703">
          <text:p/>
        </draw:connector>
        <draw:connector draw:style-name="gr5" draw:text-style-name="P5" xml:id="id45" draw:id="id45" draw:layer="layout" draw:type="line" svg:x1="20.943cm" svg:y1="4.002cm" svg:x2="20.94cm" svg:y2="2.5cm" svg:d="M20943 4002l-3-1502" svg:viewBox="0 0 4 1503">
          <text:p/>
        </draw:connector>
        <draw:connector draw:style-name="gr5" draw:text-style-name="P5" draw:layer="layout" draw:type="line" svg:x1="20.939cm" svg:y1="6.207cm" svg:x2="20.937cm" svg:y2="5.3cm" draw:start-shape="id49" draw:start-glue-point="3" svg:d="M20939 6207l-2-907" svg:viewBox="0 0 3 908">
          <text:p/>
        </draw:connector>
        <draw:connector draw:style-name="gr5" draw:text-style-name="P5" draw:layer="layout" draw:type="line" svg:x1="20.943cm" svg:y1="13.984cm" svg:x2="20.94cm" svg:y2="7.8cm" svg:d="M20943 13984l-3-6184" svg:viewBox="0 0 4 6185">
          <text:p/>
        </draw:connector>
        <draw:connector draw:style-name="gr5" draw:text-style-name="P5" draw:layer="layout" draw:type="line" svg:x1="15.631cm" svg:y1="14cm" svg:x2="15.636cm" svg:y2="11.8cm" draw:end-shape="id38" draw:end-glue-point="2" svg:d="M15631 14000l5-2200" svg:viewBox="0 0 6 2201">
          <text:p/>
        </draw:connector>
        <draw:connector draw:style-name="gr5" draw:text-style-name="P5" draw:layer="layout" draw:type="line" svg:x1="12.349cm" svg:y1="13.982cm" svg:x2="12.337cm" svg:y2="11.795cm" draw:end-shape="id22" draw:end-glue-point="2" svg:d="M12349 13982l-12-2187" svg:viewBox="0 0 13 2188">
          <text:p/>
        </draw:connector>
        <draw:connector draw:style-name="gr5" draw:text-style-name="P5" draw:layer="layout" draw:type="line" svg:x1="5.335cm" svg:y1="14.323cm" svg:x2="5.341cm" svg:y2="12.095cm" draw:end-shape="id1" draw:end-glue-point="8" svg:d="M5335 14323l6-2228" svg:viewBox="0 0 7 2229">
          <text:p/>
        </draw:connector>
        <draw:custom-shape draw:style-name="gr13" draw:text-style-name="P1" draw:layer="layout" svg:width="4.6cm" svg:height="14cm" svg:x="19.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1.34cm" svg:height="0.966cm" svg:x="6.94cm" svg:y="6.534cm">
          <draw:text-box>
            <text:p text:style-name="P8"><text:span text:style-name="T2">R</text:span><text:span text:style-name="T3">in</text:span></text:p>
          </draw:text-box>
        </draw:frame>
        <draw:frame draw:style-name="gr14" draw:text-style-name="P9" draw:layer="layout" svg:width="1.34cm" svg:height="0.966cm" svg:x="10.06cm" svg:y="6.434cm">
          <draw:text-box>
            <text:p text:style-name="P8"><text:span text:style-name="T2">C</text:span><text:span text:style-name="T3">I</text:span></text:p>
          </draw:text-box>
        </draw:frame>
        <draw:frame draw:style-name="gr14" draw:text-style-name="P9" draw:layer="layout" svg:width="1.34cm" svg:height="0.966cm" svg:x="10.94cm" svg:y="4.134cm">
          <draw:text-box>
            <text:p text:style-name="P8"><text:span text:style-name="T2">R</text:span><text:span text:style-name="T3">1</text:span></text:p>
          </draw:text-box>
        </draw:frame>
        <draw:frame draw:style-name="gr14" draw:text-style-name="P9" draw:layer="layout" svg:width="1.34cm" svg:height="0.966cm" svg:x="10.8cm" svg:y="10.6cm">
          <draw:text-box>
            <text:p text:style-name="P8"><text:span text:style-name="T2">R</text:span><text:span text:style-name="T3">2</text:span></text:p>
          </draw:text-box>
        </draw:frame>
        <draw:frame draw:style-name="gr15" draw:text-style-name="P10" draw:layer="layout" svg:width="1.34cm" svg:height="0.966cm" svg:x="14.2cm" svg:y="10.634cm">
          <draw:text-box>
            <text:p text:style-name="P8"><text:span text:style-name="T2">R</text:span><text:span text:style-name="T3">E</text:span></text:p>
          </draw:text-box>
        </draw:frame>
        <draw:frame draw:style-name="gr14" draw:text-style-name="P9" draw:layer="layout" svg:width="1.34cm" svg:height="0.966cm" svg:x="19.5cm" svg:y="4.1cm">
          <draw:text-box>
            <text:p text:style-name="P8"><text:span text:style-name="T2">R</text:span><text:span text:style-name="T3">O</text:span></text:p>
          </draw:text-box>
        </draw:frame>
        <draw:frame draw:style-name="gr14" draw:text-style-name="P9" draw:layer="layout" svg:width="1.34cm" svg:height="0.966cm" svg:x="22.5cm" svg:y="4.334cm">
          <draw:text-box>
            <text:p text:style-name="P8"><text:span text:style-name="T2">C</text:span><text:span text:style-name="T3">O</text:span></text:p>
          </draw:text-box>
        </draw:frame>
        <draw:frame draw:style-name="gr16" draw:text-style-name="P10" draw:layer="layout" svg:width="1.34cm" svg:height="0.966cm" svg:x="16.5cm" svg:y="10.634cm">
          <draw:text-box>
            <text:p text:style-name="P8"><text:span text:style-name="T2">C</text:span><text:span text:style-name="T3">E</text:span></text:p>
          </draw:text-box>
        </draw:frame>
        <draw:frame draw:style-name="gr14" draw:text-style-name="P9" draw:layer="layout" svg:width="1.34cm" svg:height="0.966cm" svg:x="14.1cm" svg:y="4.134cm">
          <draw:text-box>
            <text:p text:style-name="P8"><text:span text:style-name="T2">R</text:span><text:span text:style-name="T3">C</text:span></text:p>
          </draw:text-box>
        </draw:frame>
        <draw:frame draw:style-name="gr17" draw:text-style-name="P11" draw:layer="layout" svg:width="1.34cm" svg:height="0.764cm" svg:x="15.4cm" svg:y="7.1cm">
          <draw:text-box>
            <text:p text:style-name="P8"><text:span text:style-name="T4">C</text:span></text:p>
          </draw:text-box>
        </draw:frame>
        <draw:frame draw:style-name="gr14" draw:text-style-name="P9" draw:layer="layout" svg:width="1.34cm" svg:height="0.966cm" svg:x="0.2cm" svg:y="7.5cm">
          <draw:text-box>
            <text:p text:style-name="P8"><text:span text:style-name="T2">V</text:span><text:span text:style-name="T3">cc</text:span></text:p>
          </draw:text-box>
        </draw:frame>
        <draw:frame draw:style-name="gr18" draw:text-style-name="P10" draw:layer="layout" svg:width="1.34cm" svg:height="1cm" svg:x="25.46cm" svg:y="9.6cm">
          <draw:text-box>
            <text:p text:style-name="P8"><text:span text:style-name="T2">V</text:span><text:span text:style-name="T3">out</text:span></text:p>
          </draw:text-box>
        </draw:frame>
        <draw:frame draw:style-name="gr19" draw:text-style-name="P10" draw:layer="layout" svg:width="1.34cm" svg:height="1.7cm" svg:x="3.36cm" svg:y="10.5cm">
          <draw:text-box>
            <text:p text:style-name="P8"><text:span text:style-name="T2">V</text:span><text:span text:style-name="T3">in</text:span></text:p>
          </draw:text-box>
        </draw:frame>
        <draw:frame draw:style-name="gr17" draw:text-style-name="P11" draw:layer="layout" svg:width="1.34cm" svg:height="0.764cm" svg:x="15.5cm" svg:y="8.336cm">
          <draw:text-box>
            <text:p text:style-name="P8"><text:span text:style-name="T4">E</text:span></text:p>
          </draw:text-box>
        </draw:frame>
        <draw:frame draw:style-name="gr17" draw:text-style-name="P11" draw:layer="layout" svg:width="1.34cm" svg:height="0.764cm" svg:x="20.9cm" svg:y="7.536cm">
          <draw:text-box>
            <text:p text:style-name="P8"><text:span text:style-name="T4">C</text:span></text:p>
          </draw:text-box>
        </draw:frame>
        <draw:frame draw:style-name="gr20" draw:text-style-name="P12" draw:layer="layout" svg:width="1.34cm" svg:height="0.9cm" svg:x="20.8cm" svg:y="6.2cm">
          <draw:text-box>
            <text:p text:style-name="P8"><text:span text:style-name="T4">E</text:span></text:p>
          </draw:text-box>
        </draw:frame>
        <draw:frame draw:style-name="gr17" draw:text-style-name="P11" draw:layer="layout" svg:width="1.34cm" svg:height="0.764cm" svg:x="14.3cm" svg:y="7.4cm">
          <draw:text-box>
            <text:p text:style-name="P8"><text:span text:style-name="T4">B</text:span></text:p>
          </draw:text-box>
        </draw:frame>
        <draw:frame draw:style-name="gr17" draw:text-style-name="P11" draw:layer="layout" svg:width="1.34cm" svg:height="0.764cm" svg:x="19.6cm" svg:y="6.4cm">
          <draw:text-box>
            <text:p text:style-name="P8"><text:span text:style-name="T4">B</text:span></text:p>
          </draw:text-box>
        </draw:frame>
        <draw:connector draw:style-name="gr5" draw:text-style-name="P5" draw:layer="layout" draw:type="line" svg:x1="24.997cm" svg:y1="9.4cm" svg:x2="24.99cm" svg:y2="6.002cm" draw:start-shape="id50" draw:start-glue-point="0" draw:end-shape="id51" draw:end-glue-point="3" svg:d="M24997 9400l-7-3398" svg:viewBox="0 0 8 3399">
          <text:p/>
        </draw:connector>
        <draw:g xml:id="id50" draw:id="id50">
          <draw:connector draw:style-name="gr7" draw:text-style-name="P6" xml:id="id52" draw:id="id52" draw:layer="layout" draw:type="line" svg:x1="24.99cm" svg:y1="9.4cm" svg:x2="25.4cm" svg:y2="9.49cm" svg:d="M24990 9400l410 90" svg:viewBox="0 0 411 91">
            <text:p/>
          </draw:connector>
          <draw:connector draw:style-name="gr7" draw:text-style-name="P6" xml:id="id53" draw:id="id53" draw:layer="layout" draw:type="line" svg:x1="25.4cm" svg:y1="9.49cm" svg:x2="24.595cm" svg:y2="9.72cm" draw:start-shape="id52" draw:start-glue-point="3" svg:d="M25400 9490l-805 230" svg:viewBox="0 0 806 231">
            <text:p/>
          </draw:connector>
          <draw:connector draw:style-name="gr7" draw:text-style-name="P6" draw:layer="layout" draw:type="line" svg:x1="24.595cm" svg:y1="9.72cm" svg:x2="25.398cm" svg:y2="9.921cm" draw:start-shape="id53" draw:start-glue-point="3" svg:d="M24595 9720l803 201" svg:viewBox="0 0 804 202">
            <text:p/>
          </draw:connector>
          <draw:connector draw:style-name="gr7" draw:text-style-name="P6" xml:id="id54" draw:id="id54" draw:layer="layout" draw:type="line" svg:x1="25.398cm" svg:y1="9.921cm" svg:x2="24.604cm" svg:y2="10.134cm" svg:d="M25398 9921l-794 213" svg:viewBox="0 0 795 214">
            <text:p/>
          </draw:connector>
          <draw:connector draw:style-name="gr7" draw:text-style-name="P6" xml:id="id55" draw:id="id55" draw:layer="layout" draw:type="line" svg:x1="24.604cm" svg:y1="10.134cm" svg:x2="25.395cm" svg:y2="10.33cm" draw:start-shape="id54" draw:start-glue-point="3" svg:d="M24604 10134l791 196" svg:viewBox="0 0 792 197">
            <text:p/>
          </draw:connector>
          <draw:connector draw:style-name="gr7" draw:text-style-name="P6" xml:id="id56" draw:id="id56" draw:layer="layout" draw:type="line" svg:x1="25.395cm" svg:y1="10.33cm" svg:x2="24.601cm" svg:y2="10.519cm" draw:start-shape="id55" draw:start-glue-point="3" svg:d="M25395 10330l-794 189" svg:viewBox="0 0 795 190">
            <text:p/>
          </draw:connector>
          <draw:connector draw:style-name="gr7" draw:text-style-name="P6" draw:layer="layout" draw:type="line" svg:x1="24.601cm" svg:y1="10.519cm" svg:x2="25.004cm" svg:y2="10.682cm" draw:start-shape="id56" draw:start-glue-point="3" svg:d="M24601 10519l403 163" svg:viewBox="0 0 404 164">
            <text:p/>
          </draw:connector>
        </draw:g>
        <draw:connector draw:style-name="gr5" draw:text-style-name="P5" draw:layer="layout" draw:type="line" svg:x1="24.99cm" svg:y1="14.004cm" svg:x2="25cm" svg:y2="10.7cm" draw:start-shape="id48" draw:start-glue-point="3" svg:d="M24990 14004l10-3304" svg:viewBox="0 0 11 3305">
          <text:p/>
        </draw:connector>
        <draw:frame draw:style-name="gr21" draw:text-style-name="P10" draw:layer="layout" svg:width="1.34cm" svg:height="0.966cm" svg:x="23.66cm" svg:y="9.534cm">
          <draw:text-box>
            <text:p text:style-name="P8"><text:span text:style-name="T2">R</text:span><text:span text:style-name="T3">L</text:span></text:p>
          </draw:text-box>
        </draw:frame>
        <draw:frame draw:style-name="gr22" draw:text-style-name="P4" draw:layer="layout" svg:width="1.998cm" svg:height="1.119cm" draw:transform="rotate (-0.0012217304763962) translate (25.001cm 7.679cm)">
          <draw:text-box>
            <text:p text:style-name="P3"><text:span text:style-name="T1">+</text:span></text:p>
          </draw:text-box>
        </draw:frame>
        <draw:frame draw:style-name="gr22" draw:text-style-name="P4" draw:layer="layout" svg:width="1.998cm" svg:height="1.119cm" draw:transform="rotate (-0.0012217304763962) translate (25.001cm 11.479cm)">
          <draw:text-box>
            <text:p text:style-name="P3"><text:span text:style-name="T1">-</text:span></text:p>
          </draw:text-box>
        </draw:frame>
        <draw:frame draw:style-name="gr23" draw:text-style-name="P14" draw:layer="layout" svg:width="8.1cm" svg:height="1.241cm" svg:x="-2.7cm" svg:y="5.554cm">
          <draw:text-box>
            <text:p text:style-name="P13"><text:span text:style-name="T5">Voltage </text:span></text:p>
            <text:p text:style-name="P13"><text:span text:style-name="T5">Source</text:span></text:p>
          </draw:text-box>
        </draw:frame>
        <draw:frame draw:style-name="gr24" draw:text-style-name="P14" draw:layer="layout" svg:width="8.1cm" svg:height="0.746cm" svg:x="2.2cm" svg:y="1.233cm">
          <draw:text-box>
            <text:p text:style-name="P13"><text:span text:style-name="T5">Input Voltage </text:span></text:p>
          </draw:text-box>
        </draw:frame>
        <draw:frame draw:style-name="gr25" draw:text-style-name="P14" draw:layer="layout" svg:width="8.1cm" svg:height="0.746cm" svg:x="10cm" svg:y="1.254cm">
          <draw:text-box>
            <text:p text:style-name="P13"><text:span text:style-name="T5">Gain Stage</text:span></text:p>
          </draw:text-box>
        </draw:frame>
        <draw:custom-shape draw:style-name="gr26" draw:text-style-name="P1" draw:layer="layout" svg:width="2.9cm" svg:height="14cm" svg:x="23.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4" draw:layer="layout" svg:width="8.1cm" svg:height="0.746cm" svg:x="17.4cm" svg:y="1.254cm">
          <draw:text-box>
            <text:p text:style-name="P13"><text:span text:style-name="T5">Output Stage</text:span></text:p>
          </draw:text-box>
        </draw:frame>
        <draw:frame draw:style-name="gr28" draw:text-style-name="P14" draw:layer="layout" svg:width="8.1cm" svg:height="1.241cm" svg:x="21.3cm" svg:y="1.159cm">
          <draw:text-box>
            <text:p text:style-name="P13"><text:span text:style-name="T5">Output </text:span></text:p>
            <text:p text:style-name="P13"><text:span text:style-name="T5">Voltage </text:span></text:p>
          </draw:text-box>
        </draw:frame>
        <draw:frame draw:style-name="gr29" draw:text-style-name="P16" draw:layer="layout" svg:width="1.383cm" svg:height="0.962cm" svg:x="5.317cm" svg:y="13.3cm">
          <draw:text-box>
            <text:p text:style-name="P15"><text:span text:style-name="T6">0</text:span></text:p>
          </draw:text-box>
        </draw:frame>
        <draw:frame draw:style-name="gr30" draw:text-style-name="P18" draw:layer="layout" svg:width="2.5cm" svg:height="2.221cm" svg:x="3.4cm" svg:y="12.079cm">
          <draw:text-box>
            <text:p text:style-name="P17"><text:span text:style-name="T7">Audio IN</text:span></text:p>
            <text:p text:style-name="P17"><text:span text:style-name="T7">Max: 10mV</text:span></text:p>
          </draw:text-box>
        </draw:frame>
        <draw:frame draw:style-name="gr30" draw:text-style-name="P18" draw:layer="layout" svg:width="2.5cm" svg:height="2.221cm" svg:x="0cm" svg:y="9.1cm">
          <draw:text-box>
            <text:p text:style-name="P17"><text:span text:style-name="T7">AC Voltage</text:span></text:p>
            <text:p text:style-name="P17"><text:span text:style-name="T7">IN</text:span></text:p>
            <text:p text:style-name="P17"><text:span text:style-name="T7">12V</text:span></text:p>
          </draw:text-box>
        </draw:frame>
        <draw:frame draw:style-name="gr30" draw:text-style-name="P18" draw:layer="layout" svg:width="2.5cm" svg:height="2.221cm" svg:x="25cm" svg:y="12.479cm">
          <draw:text-box>
            <text:p text:style-name="P17"><text:span text:style-name="T7">8</text:span><text:span text:style-name="T8">Ω</text:span><text:span text:style-name="T9"> </text:span></text:p>
            <text:p text:style-name="P17"><text:span text:style-name="T9">Speaker</text:span></text:p>
          </draw:text-box>
        </draw:frame>
        <draw:frame draw:style-name="gr31" draw:text-style-name="P19" draw:layer="layout" svg:width="1.207cm" svg:height="0.683cm" svg:x="11.693cm" svg:y="1.813cm">
          <draw:text-box>
            <text:p text:style-name="P8"><text:span text:style-name="T4">v</text:span><text:span text:style-name="T10">cc</text:span></text:p>
          </draw:text-box>
        </draw:frame>
        <draw:custom-shape draw:style-name="gr32" draw:text-style-name="P20" draw:layer="layout" svg:width="0.2cm" svg:height="0.2cm" svg:x="5.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12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12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1.5cm" svg:height="1.115cm" svg:x="14.9cm" svg:y="9.1cm">
          <draw:text-box>
            <text:p text:style-name="P8"><text:span text:style-name="T4">e</text:span></text:p>
          </draw:text-box>
        </draw:frame>
        <draw:frame draw:style-name="gr34" draw:text-style-name="P19" draw:layer="layout" svg:width="1.1cm" svg:height="0.683cm" svg:x="12.3cm" svg:y="7.2cm">
          <draw:text-box>
            <text:p text:style-name="P8"><text:span text:style-name="T4">b</text:span></text:p>
          </draw:text-box>
        </draw:frame>
        <draw:frame draw:style-name="gr33" draw:text-style-name="P19" draw:layer="layout" svg:width="1.5cm" svg:height="1.115cm" svg:x="15cm" svg:y="6.385cm">
          <draw:text-box>
            <text:p text:style-name="P8"><text:span text:style-name="T4">c</text:span></text:p>
          </draw:text-box>
        </draw:frame>
        <draw:custom-shape draw:style-name="gr32" draw:text-style-name="P20" draw:layer="layout" svg:width="0.2cm" svg:height="0.2cm" svg:x="15.6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15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cm" svg:height="0.2cm" svg:x="20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9" draw:layer="layout" svg:width="1.1cm" svg:height="0.683cm" svg:x="21cm" svg:y="5.217cm">
          <draw:text-box>
            <text:p text:style-name="P8"><text:span text:style-name="T4">e2</text:span></text:p>
          </draw:text-box>
        </draw:frame>
        <draw:custom-shape draw:style-name="gr35" draw:text-style-name="P21" draw:layer="layout" svg:width="0.2cm" svg:height="0.2cm" svg:x="24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1.3cm" svg:height="1.115cm" svg:x="24.9cm" svg:y="5.317cm">
          <draw:text-box>
            <text:p text:style-name="P8"><text:span text:style-name="T4">out</text:span></text:p>
          </draw:text-box>
        </draw:frame>
        <draw:custom-shape draw:style-name="gr32" draw:text-style-name="P20" draw:layer="layout" svg:width="0.2cm" svg:height="0.2cm" svg:x="5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9" draw:layer="layout" svg:width="1.1cm" svg:height="0.683cm" svg:x="4.7cm" svg:y="7.3cm">
          <draw:text-box>
            <text:p text:style-name="P8"><text:span text:style-name="T4">in</text:span></text:p>
          </draw:text-box>
        </draw:frame>
        <draw:frame draw:style-name="gr34" draw:text-style-name="P19" draw:layer="layout" svg:width="1.1cm" svg:height="0.683cm" svg:x="8.8cm" svg:y="7.217cm">
          <draw:text-box>
            <text:p text:style-name="P8"><text:span text:style-name="T4">in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ato Black" svg:font-family="'Lato Black'" style:font-pitch="variable"/>
    <style:font-face style:name="Liberation Sans" svg:font-family="'Liberation Sans'" style:font-pitch="variable"/>
    <style:font-face style:name="AR PL SungtiL GB" svg:font-family="'AR PL SungtiL GB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8:47:01.617830851</dc:date>
    <meta:editing-duration>PT1H10S</meta:editing-duration>
    <meta:editing-cycles>17</meta:editing-cycles>
    <meta:generator>LibreOffice/6.4.7.2$Linux_X86_64 LibreOffice_project/40$Build-2</meta:generator>
    <meta:document-statistic meta:object-count="167"/>
  </office:meta>
</office:document-meta>
</file>